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3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5" style:family="table-cell" style:parent-style-name="Default" style:data-style-name="N11">
      <style:text-properties fo:color="#808080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2" office:value-type="string" calcext:value-type="string">
            <text:p>train data – nwire</text:p>
          </table:table-cell>
          <table:table-cell table:style-name="ce2" office:value-type="string" calcext:value-type="string">
            <text:p>train data – twitter</text:p>
          </table:table-cell>
          <table:table-cell table:style-name="ce2" office:value-type="string" calcext:value-type="string">
            <text:p>representation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arams</text:p>
          </table:table-cell>
          <table:table-cell table:style-name="ce2" office:value-type="string" calcext:value-type="string">
            <text:p>built?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5577" calcext:value-type="percentage">
            <text:p>55.77%</text:p>
          </table:table-cell>
          <table:table-cell table:style-name="ce4" office:value-type="percentage" office:value="0.5839" calcext:value-type="percentage">
            <text:p>58.39%</text:p>
          </table:table-cell>
          <table:table-cell table:style-name="ce4" table:formula="of:=2*(([.I3]*[.H3])/([.I3]+[.H3]))" office:value-type="percentage" office:value="0.570499351786966" calcext:value-type="percentage">
            <text:p>57.05%</text:p>
          </table:table-cell>
          <table:table-cell table:style-name="ce4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677" calcext:value-type="percentage">
            <text:p>66.77%</text:p>
          </table:table-cell>
          <table:table-cell table:style-name="ce4" office:value-type="percentage" office:value="0.2416" calcext:value-type="percentage">
            <text:p>24.16%</text:p>
          </table:table-cell>
          <table:table-cell table:style-name="ce4" table:formula="of:=2*(([.I4]*[.H4])/([.I4]+[.H4]))" office:value-type="percentage" office:value="0.354814296711756" calcext:value-type="percentage">
            <text:p>35.48%</text:p>
          </table:table-cell>
          <table:table-cell table:style-name="ce4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019" calcext:value-type="percentage">
            <text:p>60.19%</text:p>
          </table:table-cell>
          <table:table-cell table:style-name="ce4" office:value-type="percentage" office:value="0.4362" calcext:value-type="percentage">
            <text:p>43.62%</text:p>
          </table:table-cell>
          <table:table-cell table:style-name="ce4" table:formula="of:=2*(([.I5]*[.H5])/([.I5]+[.H5]))" office:value-type="percentage" office:value="0.505825604469704" calcext:value-type="percentage">
            <text:p>50.58%</text:p>
          </table:table-cell>
          <table:table-cell table:style-name="ce4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5614" calcext:value-type="percentage">
            <text:p>56.14%</text:p>
          </table:table-cell>
          <table:table-cell table:style-name="ce4" office:value-type="percentage" office:value="0.6443" calcext:value-type="percentage">
            <text:p>64.43%</text:p>
          </table:table-cell>
          <table:table-cell table:style-name="ce4" table:formula="of:=2*(([.I6]*[.H6])/([.I6]+[.H6]))" office:value-type="percentage" office:value="0.600000033175749" calcext:value-type="percentage">
            <text:p>60.00%</text:p>
          </table:table-cell>
          <table:table-cell table:style-name="ce4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8"/>
          <table:covered-table-cell table:style-name="ce10"/>
          <table:covered-table-cell table:number-columns-repeated="3" table:style-name="ce13"/>
          <table:covered-table-cell table:style-name="ce4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7302" calcext:value-type="percentage">
            <text:p>73.02%</text:p>
          </table:table-cell>
          <table:table-cell table:style-name="ce4" office:value-type="percentage" office:value="0.3087" calcext:value-type="percentage">
            <text:p>30.87%</text:p>
          </table:table-cell>
          <table:table-cell table:style-name="ce4" table:formula="of:=2*(([.I8]*[.H8])/([.I8]+[.H8]))" office:value-type="percentage" office:value="0.433945018769853" calcext:value-type="percentage">
            <text:p>43.39%</text:p>
          </table:table-cell>
          <table:table-cell table:style-name="ce4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667" calcext:value-type="percentage">
            <text:p>66.67%</text:p>
          </table:table-cell>
          <table:table-cell table:style-name="ce4" office:value-type="percentage" office:value="0.4296" calcext:value-type="percentage">
            <text:p>42.96%</text:p>
          </table:table-cell>
          <table:table-cell table:style-name="ce4" table:formula="of:=2*(([.I9]*[.H9])/([.I9]+[.H9]))" office:value-type="percentage" office:value="0.522510845571468" calcext:value-type="percentage">
            <text:p>52.25%</text:p>
          </table:table-cell>
          <table:table-cell table:style-name="ce4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357" calcext:value-type="percentage">
            <text:p>63.57%</text:p>
          </table:table-cell>
          <table:table-cell table:style-name="ce4" office:value-type="percentage" office:value="0.5973" calcext:value-type="percentage">
            <text:p>59.73%</text:p>
          </table:table-cell>
          <table:table-cell table:style-name="ce4" table:formula="of:=2*(([.I10]*[.H10])/([.I10]+[.H10]))" office:value-type="percentage" office:value="0.61590204379562" calcext:value-type="percentage">
            <text:p>61.59%</text:p>
          </table:table-cell>
          <table:table-cell table:style-name="ce4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4" table:number-columns-repeated="2"/>
          <table:table-cell table:style-name="ce4" table:formula="of:=2*(([.I11]*[.H11])/([.I11]+[.H11]))" office:value-type="string" office:string-value="" calcext:value-type="error">
            <text:p>#DIV/0!</text:p>
          </table:table-cell>
          <table:table-cell table:style-name="ce4" table:formula="of:=3*(([.H11]*[.I11])/(2*[.H11]+[.I1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4" table:number-columns-repeated="2"/>
          <table:table-cell table:style-name="ce4" table:formula="of:=2*(([.I12]*[.H12])/([.I12]+[.H12]))" office:value-type="string" office:string-value="" calcext:value-type="error">
            <text:p>#DIV/0!</text:p>
          </table:table-cell>
          <table:table-cell table:style-name="ce4" table:formula="of:=3*(([.H12]*[.I12])/(2*[.H12]+[.I1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4" table:number-columns-repeated="2"/>
          <table:table-cell table:style-name="ce4" table:formula="of:=2*(([.I13]*[.H13])/([.I13]+[.H13]))" office:value-type="string" office:string-value="" calcext:value-type="error">
            <text:p>#DIV/0!</text:p>
          </table:table-cell>
          <table:table-cell table:style-name="ce4" table:formula="of:=3*(([.H13]*[.I13])/(2*[.H13]+[.I1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528" calcext:value-type="percentage">
            <text:p>65.28%</text:p>
          </table:table-cell>
          <table:table-cell table:style-name="ce4" office:value-type="percentage" office:value="0.3154" calcext:value-type="percentage">
            <text:p>31.54%</text:p>
          </table:table-cell>
          <table:table-cell table:style-name="ce4" table:formula="of:=2*(([.I14]*[.H14])/([.I14]+[.H14]))" office:value-type="percentage" office:value="0.42531113406321" calcext:value-type="percentage">
            <text:p>42.53%</text:p>
          </table:table-cell>
          <table:table-cell table:style-name="ce4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869" calcext:value-type="percentage">
            <text:p>68.69%</text:p>
          </table:table-cell>
          <table:table-cell table:style-name="ce4" office:value-type="percentage" office:value="0.4564" calcext:value-type="percentage">
            <text:p>45.64%</text:p>
          </table:table-cell>
          <table:table-cell table:style-name="ce4" table:formula="of:=2*(([.I15]*[.H15])/([.I15]+[.H15]))" office:value-type="percentage" office:value="0.548414519373743" calcext:value-type="percentage">
            <text:p>54.84%</text:p>
          </table:table-cell>
          <table:table-cell table:style-name="ce4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4" office:value-type="percentage" office:value="0.6842" calcext:value-type="percentage">
            <text:p>68.42%</text:p>
          </table:table-cell>
          <table:table-cell table:style-name="ce4" office:value-type="percentage" office:value="0.6107" calcext:value-type="percentage">
            <text:p>61.07%</text:p>
          </table:table-cell>
          <table:table-cell table:style-name="ce4" table:formula="of:=2*(([.I16]*[.H16])/([.I16]+[.H16]))" office:value-type="percentage" office:value="0.645364028110279" calcext:value-type="percentage">
            <text:p>64.54%</text:p>
          </table:table-cell>
          <table:table-cell table:style-name="ce4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4" table:number-columns-repeated="2"/>
          <table:table-cell table:style-name="ce4" table:formula="of:=2*(([.I17]*[.H17])/([.I17]+[.H17]))" office:value-type="string" office:string-value="" calcext:value-type="error">
            <text:p>#DIV/0!</text:p>
          </table:table-cell>
          <table:table-cell table:style-name="ce4" table:formula="of:=3*(([.H17]*[.I17])/(2*[.H17]+[.I1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4" table:number-columns-repeated="2"/>
          <table:table-cell table:style-name="ce4" table:formula="of:=2*(([.I18]*[.H18])/([.I18]+[.H18]))" office:value-type="string" office:string-value="" calcext:value-type="error">
            <text:p>#DIV/0!</text:p>
          </table:table-cell>
          <table:table-cell table:style-name="ce4" table:formula="of:=3*(([.H18]*[.I18])/(2*[.H18]+[.I1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4" table:number-columns-repeated="2"/>
          <table:table-cell table:style-name="ce4" table:formula="of:=2*(([.I19]*[.H19])/([.I19]+[.H19]))" office:value-type="string" office:string-value="" calcext:value-type="error">
            <text:p>#DIV/0!</text:p>
          </table:table-cell>
          <table:table-cell table:style-name="ce4" table:formula="of:=3*(([.H19]*[.I19])/(2*[.H19]+[.I1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9"/>
          <table:covered-table-cell table:style-name="ce11"/>
          <table:covered-table-cell table:number-columns-repeated="3" table:style-name="ce14"/>
          <table:covered-table-cell table:style-name="ce15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3" table:style-name="ce7" office:value-type="string" calcext:value-type="string">
            <text:p>b best combo</text:p>
          </table:table-cell>
          <table:table-cell table:style-name="ce7" office:value-type="string" calcext:value-type="string">
            <text:p>crf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1]*[.H21])/([.I21]+[.H21]))" office:value-type="string" office:string-value="" calcext:value-type="error">
            <text:p>#DIV/0!</text:p>
          </table:table-cell>
          <table:table-cell table:style-name="ce15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3" table:style-name="ce7" office:value-type="string" calcext:value-type="string">
            <text:p>b best combo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2]*[.H22])/([.I22]+[.H22]))" office:value-type="string" office:string-value="" calcext:value-type="error">
            <text:p>#DIV/0!</text:p>
          </table:table-cell>
          <table:table-cell table:style-name="ce15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 table:style-name="ce7" office:value-type="string" calcext:value-type="string">
            <text:p>b best combo</text:p>
          </table:table-cell>
          <table:table-cell table:style-name="ce7" office:value-type="string" calcext:value-type="string">
            <text:p>svm/u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3]*[.H23])/([.I23]+[.H23]))" office:value-type="string" office:string-value="" calcext:value-type="error">
            <text:p>#DIV/0!</text:p>
          </table:table-cell>
          <table:table-cell table:style-name="ce15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7"/>
          <table:covered-table-cell table:style-name="ce12"/>
          <table:covered-table-cell table:number-columns-repeated="4" table:style-name="ce15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rcv 125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5]*[.H25])/([.I25]+[.H25]))" office:value-type="string" office:string-value="" calcext:value-type="error">
            <text:p>#DIV/0!</text:p>
          </table:table-cell>
          <table:table-cell table:style-name="ce15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gha 125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6]*[.H26])/([.I26]+[.H26]))" office:value-type="string" office:string-value="" calcext:value-type="error">
            <text:p>#DIV/0!</text:p>
          </table:table-cell>
          <table:table-cell table:style-name="ce15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blend 64M64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7]*[.H27])/([.I27]+[.H27]))" office:value-type="string" office:string-value="" calcext:value-type="error">
            <text:p>#DIV/0!</text:p>
          </table:table-cell>
          <table:table-cell table:style-name="ce15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reddit 125M 2560</text:p>
          </table:table-cell>
          <table:table-cell table:style-name="ce7" office:value-type="string" calcext:value-type="string">
            <text:p>d best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8]*[.H28])/([.I28]+[.H28]))" office:value-type="string" office:string-value="" calcext:value-type="error">
            <text:p>#DIV/0!</text:p>
          </table:table-cell>
          <table:table-cell table:style-name="ce15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rcv 125M 2560</text:p>
          </table:table-cell>
          <table:table-cell table:style-name="ce7" office:value-type="string" calcext:value-type="string">
            <text:p>svm (good with continuous)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29]*[.H29])/([.I29]+[.H29]))" office:value-type="string" office:string-value="" calcext:value-type="error">
            <text:p>#DIV/0!</text:p>
          </table:table-cell>
          <table:table-cell table:style-name="ce15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gha 125M 2560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30]*[.H30])/([.I30]+[.H30]))" office:value-type="string" office:string-value="" calcext:value-type="error">
            <text:p>#DIV/0!</text:p>
          </table:table-cell>
          <table:table-cell table:style-name="ce15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blend 64M64M 2560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31]*[.H31])/([.I31]+[.H31]))" office:value-type="string" office:string-value="" calcext:value-type="error">
            <text:p>#DIV/0!</text:p>
          </table:table-cell>
          <table:table-cell table:style-name="ce15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a best combo</text:p>
          </table:table-cell>
          <table:table-cell table:style-name="ce7" office:value-type="string" calcext:value-type="string">
            <text:p>Skipgram and brown reddit 125M 2560</text:p>
          </table:table-cell>
          <table:table-cell table:style-name="ce7" office:value-type="string" calcext:value-type="string">
            <text:p>svm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5" table:formula="of:=2*(([.I32]*[.H32])/([.I32]+[.H32]))" office:value-type="string" office:string-value="" calcext:value-type="error">
            <text:p>#DIV/0!</text:p>
          </table:table-cell>
          <table:table-cell table:style-name="ce15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4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4]*[.H34])/([.I34]+[.H34]))" office:value-type="string" office:string-value="" calcext:value-type="error">
            <text:p>#DIV/0!</text:p>
          </table:table-cell>
          <table:table-cell table:style-name="ce4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4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5]*[.H35])/([.I35]+[.H35]))" office:value-type="string" office:string-value="" calcext:value-type="error">
            <text:p>#DIV/0!</text:p>
          </table:table-cell>
          <table:table-cell table:style-name="ce4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6]*[.H36])/([.I36]+[.H36]))" office:value-type="string" office:string-value="" calcext:value-type="error">
            <text:p>#DIV/0!</text:p>
          </table:table-cell>
          <table:table-cell table:style-name="ce4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4" table:number-columns-repeated="2"/>
          <table:table-cell table:style-name="ce4" table:formula="of:=2*(([.I37]*[.H37])/([.I37]+[.H37]))" office:value-type="string" office:string-value="" calcext:value-type="error">
            <text:p>#DIV/0!</text:p>
          </table:table-cell>
          <table:table-cell table:style-name="ce4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01:20.156040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25T18:12:55.710862965</dc:date>
    <dc:creator>Leon Derczynski</dc:creator>
    <meta:editing-duration>PT8H44S</meta:editing-duration>
    <meta:editing-cycles>10</meta:editing-cycles>
    <meta:generator>LibreOffice/4.4.6.3$Linux_X86_64 LibreOffice_project/40m0$Build-3</meta:generator>
    <meta:document-statistic meta:table-count="1" meta:cell-count="244" meta:object-count="0"/>
  </office:meta>
</office:document-meta>
</file>